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1"/>
    </style:style>
    <style:style style:name="P2" style:family="paragraph" style:parent-style-name="Standard">
      <style:text-properties style:font-name="Trebuchet MS1"/>
    </style:style>
    <style:style style:name="P3" style:family="paragraph" style:parent-style-name="Standard">
      <style:text-properties style:font-name="Trebuchet MS1" style:text-underline-style="solid" style:text-underline-width="auto" style:text-underline-color="font-color"/>
    </style:style>
    <style:style style:name="P4" style:family="paragraph" style:parent-style-name="Standard">
      <style:text-properties style:font-name="Trebuchet MS1" style:text-underline-style="none"/>
    </style:style>
    <style:style style:name="P5" style:family="paragraph" style:parent-style-name="Standard" style:list-style-name="L1">
      <style:text-properties style:font-name="Trebuchet MS1" style:text-underline-style="none"/>
    </style:style>
    <style:style style:name="P6" style:family="paragraph" style:parent-style-name="Standard">
      <style:text-properties style:font-name="Trebuchet MS1"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font-name="Trebuchet MS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Trebuchet MS"/>
    </style:style>
    <style:style style:name="T4" style:family="text">
      <style:text-properties style:text-position="0% 100%" style:font-name="Trebuchet MS"/>
    </style:style>
    <style:style style:name="T5" style:family="text">
      <style:text-properties style:text-position="0% 100%" style:font-name="Trebuchet MS" style:text-underline-style="solid" style:text-underline-width="auto" style:text-underline-color="font-color"/>
    </style:style>
    <style:style style:name="T6" style:family="text">
      <style:text-properties style:text-position="0% 100%" style:font-name="Trebuchet MS" style:text-underline-style="none"/>
    </style:style>
    <style:style style:name="T7" style:family="text">
      <style:text-properties style:text-position="super 58%" style:font-name="Trebuchet MS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ercice 1 :</text:span></text:p>
      <text:p text:style-name="P1"><text:span text:style-name="T1"/></text:p>
      <text:p text:style-name="P1"><text:span text:style-name="T1">Θ</text:span><text:span text:style-name="T2">1</text:span> : 42, <draw:frame draw:style-name="fr1" draw:name="Objet1" text:anchor-type="as-char" svg:y="-0.723cm" svg:width="1.161cm" svg:height="0.8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">Θ</text:span><text:span text:style-name="T3">2 </text:span><text:span text:style-name="T4">: log(n)</text:span></text:p>
      <text:p text:style-name="P1"><text:span text:style-name="T4">Θ</text:span><text:span text:style-name="T3">3 </text:span><text:span text:style-name="T4">: </text:span><text:span text:style-name="T4"><draw:frame draw:style-name="fr1" draw:name="Objet2" text:anchor-type="as-char" svg:y="-0.415cm" svg:width="0.991cm" svg:height="0.5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4">Θ</text:span><text:span text:style-name="T3">4 </text:span><text:span text:style-name="T4">: 4n²+2n, 5n²+log(n)</text:span></text:p>
      <text:p text:style-name="P1"><text:span text:style-name="T4">Θ</text:span><text:span text:style-name="T3">5 </text:span><text:span text:style-name="T4">: log(n)</text:span><text:span text:style-name="T7">log(n)</text:span><text:span text:style-name="T4"> = 2</text:span><text:span text:style-name="T7">log(n)*log(n)*log(n) </text:span><text:span text:style-name="T4">= n</text:span><text:span text:style-name="T7">log(n)log(n)</text:span></text:p>
      <text:p text:style-name="P1"><text:span text:style-name="T4">Θ</text:span><text:span text:style-name="T3">6 </text:span><text:span text:style-name="T4">: 2</text:span><text:span text:style-name="T7">n</text:span></text:p>
      <text:p text:style-name="P1"><text:span text:style-name="T4">Θ</text:span><text:span text:style-name="T3">7 </text:span><text:span text:style-name="T4">: 4</text:span><text:span text:style-name="T7">n</text:span><text:span text:style-name="T4"> = 2</text:span><text:span text:style-name="T7">2n</text:span><text:span text:style-name="T4">, 2</text:span><text:span text:style-name="T7">n+1</text:span></text:p>
      <text:p text:style-name="P1"><text:span text:style-name="T4">Θ</text:span><text:span text:style-name="T3">8 </text:span><text:span text:style-name="T4">: n !</text:span></text:p>
      <text:p text:style-name="P1"><text:span text:style-name="T4">Θ</text:span><text:span text:style-name="T3">9</text:span><text:span text:style-name="T4"> = n</text:span><text:span text:style-name="T7">n</text:span></text:p>
      <text:p text:style-name="P1"><text:span text:style-name="T5"/></text:p>
      <text:p text:style-name="P3"><text:span text:style-name="T4">Exercice 2 :</text:span></text:p>
      <text:p text:style-name="P3"><text:span text:style-name="T6"/></text:p>
      <text:p text:style-name="P3"><text:span text:style-name="T6">Vu en cours</text:span></text:p>
      <text:p text:style-name="P1"><text:span text:style-name="T5"/></text:p>
      <text:p text:style-name="P3"><text:span text:style-name="T4">Exercice 3 :</text:span></text:p>
      <text:p text:style-name="P4"><text:span text:style-name="T4"/></text:p>
      <text:list xml:id="list3417573802171863050" text:style-name="L1">
        <text:list-item>
          <text:p text:style-name="P5"><text:span text:style-name="T4">Cette méthode fait un tri bulle</text:span></text:p>
        </text:list-item>
        <text:list-item>
          <text:p text:style-name="P5"><text:span text:style-name="T4">Somme de n premiers entiers : </text:span><text:span text:style-name="T4"><draw:frame draw:style-name="fr2" draw:name="Objet3" text:anchor-type="as-char" svg:y="-0.637cm" svg:width="1.619cm" svg:height="1.01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5"><text:span text:style-name="T4">Incompréhensible</text:span></text:p>
        </text:list-item>
      </text:list>
      <text:p text:style-name="P4"><text:span text:style-name="T4"/></text:p>
      <text:p text:style-name="P3"><text:span text:style-name="T4">Exercice 4 :</text:span></text:p>
      <text:p text:style-name="P3"><text:span text:style-name="T6"/></text:p>
      <text:p text:style-name="P6"><text:span text:style-name="T6">def indice(T, x) :</text:span></text:p>
      <text:p text:style-name="P6"><text:span text:style-name="T6"><text:tab/>return indice2(T, x, 0, len(T)-1)</text:span></text:p>
      <text:p text:style-name="P6"><text:span text:style-name="T6"/></text:p>
      <text:p text:style-name="P6"><text:span text:style-name="T6">def indice2(T, x, debut, fin) :</text:span></text:p>
      <text:p text:style-name="P6"><text:span text:style-name="T6"><text:tab/>if debut == fin :</text:span></text:p>
      <text:p text:style-name="P6"><text:span text:style-name="T6"><text:tab/><text:tab/>if T[debut] == x :</text:span></text:p>
      <text:p text:style-name="P6"><text:span text:style-name="T6"><text:tab/><text:tab/><text:tab/>return debut</text:span></text:p>
      <text:p text:style-name="P6"><text:span text:style-name="T6"><text:tab/><text:tab/>else :</text:span></text:p>
      <text:p text:style-name="P6"><text:span text:style-name="T6"><text:tab/><text:tab/><text:tab/>m = (debut+fin)/2</text:span></text:p>
      <text:p text:style-name="P6"><text:span text:style-name="T6"><text:tab/><text:tab/><text:tab/>if T[m] == x :</text:span></text:p>
      <text:p text:style-name="P6"><text:span text:style-name="T6"><text:tab/><text:tab/><text:tab/><text:tab/>return m</text:span></text:p>
      <text:p text:style-name="P6"><text:span text:style-name="T6"><text:tab/><text:tab/><text:tab/>elif T[m] &gt; x :</text:span></text:p>
      <text:p text:style-name="P6"><text:span text:style-name="T6"><text:tab/><text:tab/><text:tab/><text:tab/>return indice2(T, x, m+1, fin)</text:span></text:p>
      <text:p text:style-name="P6"><text:span text:style-name="T6"><text:tab/><text:tab/><text:tab/>else :</text:span></text:p>
      <text:p text:style-name="P6"><text:span text:style-name="T6"><text:tab/><text:tab/><text:tab/><text:tab/>reurn indice2(T, x, debut, n-1)</text:span></text:p>
      <text:p text:style-name="P6"><text:span text:style-name="T6"/></text:p>
      <text:p text:style-name="P6"><text:span text:style-name="T6">def diffSym(T1, T2) :</text:span></text:p>
      <text:p text:style-name="P6"><text:span text:style-name="T6"><text:tab/>T3 = []</text:span></text:p>
      <text:p text:style-name="P6"><text:span text:style-name="T6"><text:tab/>i = 0</text:span></text:p>
      <text:p text:style-name="P6"><text:span text:style-name="T6"><text:tab/>j = 0</text:span></text:p>
      <text:p text:style-name="P6"><text:span text:style-name="T6"><text:tab/>while i &lt; len(T1) &amp; j &lt; len(T2)</text:span></text:p>
      <text:p text:style-name="P6"><text:span text:style-name="T6"><text:tab/><text:tab/>if T1[i] == T2[j] :</text:span></text:p>
      <text:p text:style-name="P6"><text:span text:style-name="T6"><text:tab/><text:tab/><text:tab/>i += 1</text:span></text:p>
      <text:p text:style-name="P6"><text:span text:style-name="T6"><text:tab/><text:tab/><text:tab/>j += 1</text:span></text:p>
      <text:p text:style-name="P6"><text:span text:style-name="T6"><text:tab/><text:tab/>elif T1[i] &lt; T2[j] :</text:span></text:p>
      <text:p text:style-name="P6"><text:span text:style-name="T6"><text:tab/><text:tab/><text:tab/>T3.append(T[i])</text:span></text:p>
      <text:p text:style-name="P6"><text:soft-page-break/><text:span text:style-name="T6"><text:tab/><text:tab/>else :</text:span></text:p>
      <text:p text:style-name="P6"><text:span text:style-name="T6"><text:tab/><text:tab/><text:tab/>T3.append(T2[j])</text:span></text:p>
      <text:p text:style-name="P6"><text:span text:style-name="T6"><text:tab/><text:tab/><text:tab/>j+=1</text:span></text:p>
      <text:p text:style-name="P6"><text:span text:style-name="T6"><text:tab/>for k in range(i, len(t1)) :</text:span></text:p>
      <text:p text:style-name="P6"><text:span text:style-name="T6"><text:tab/><text:tab/>T3.append(T1[k])</text:span></text:p>
      <text:p text:style-name="P6"><text:span text:style-name="T6"><text:tab/>for k in range(j, len(T))</text:span></text:p>
      <text:p text:style-name="P6"><text:span text:style-name="T6"><text:tab/><text:tab/>T3.append(T2[k])</text:span></text:p>
      <text:p text:style-name="P6"><text:span text:style-name="T6"><text:tab/>return T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3-12T14:31:18.64</meta:creation-date>
    <dc:date>2015-03-12T15:10:38.77</dc:date>
    <dc:creator>Maxime Gallais-Jimenez</dc:creator>
    <meta:editing-duration>PT35M29S</meta:editing-duration>
    <meta:editing-cycles>5</meta:editing-cycles>
    <meta:generator>OpenOffice/4.1.1$Win32 OpenOffice.org_project/411m6$Build-9775</meta:generator>
    <meta:document-statistic meta:table-count="0" meta:image-count="0" meta:object-count="3" meta:page-count="2" meta:paragraph-count="49" meta:word-count="183" meta:character-count="867"/>
  </office:meta>
</office:document-meta>
</file>

<file path=Object 1/content.xml><?xml version="1.0" encoding="utf-8"?>
<math xmlns="http://www.w3.org/1998/Math/MathML">
  <semantics>
    <mrow>
      <msup>
        <mi>n</mi>
        <mrow>
          <mfrac>
            <mn>1</mn>
            <mi>log</mi>
          </mfrac>
          <mrow>
            <mo stretchy="false">(</mo>
            <mrow>
              <mi>n</mi>
            </mrow>
            <mo stretchy="false">)</mo>
          </mrow>
        </mrow>
      </msup>
    </mrow>
    <annotation encoding="StarMath 5.0">n^{1 over log(n)}</annotation>
  </semantics>
</math>
</file>

<file path=Object 2/content.xml><?xml version="1.0" encoding="utf-8"?>
<math xmlns="http://www.w3.org/1998/Math/MathML">
  <semantics>
    <mrow>
      <msqrt>
        <mrow>
          <mo stretchy="false">(</mo>
          <mrow>
            <mi>n</mi>
          </mrow>
          <mo stretchy="false">)</mo>
        </mrow>
      </msqrt>
    </mrow>
    <annotation encoding="StarMath 5.0">sqrt(n)</annotation>
  </semantics>
</math>
</file>

<file path=Object 3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  <mn>2</mn>
      </mfrac>
    </mrow>
    <annotation encoding="StarMath 5.0">{n(n-1)} over 2</annotation>
  </semantics>
</math>
</file>